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453" officeooo:paragraph-rsid="00001453"/>
    </style:style>
    <style:style style:name="P2" style:family="paragraph" style:parent-style-name="Standard" style:list-style-name="L1">
      <style:text-properties officeooo:rsid="00001453" officeooo:paragraph-rsid="0000145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to do for programming assignment: </text:p>
      <text:list xml:id="list6154428454615698169" text:style-name="L1">
        <text:list-item>
          <text:p text:style-name="P2">Fix the python script in which the summary breakpoints are printed out hundreds out times. </text:p>
        </text:list-item>
        <text:list-item>
          <text:p text:style-name="P2">Fix the script fix to run everything at the same time </text:p>
        </text:list-item>
        <text:list-item>
          <text:p text:style-name="P2">create another python script that reads the &lt;name&gt;-result and remove the redundant clusters </text:p>
        </text:list-item>
        <text:list-item>
          <text:p text:style-name="P2">read from the excel dmel files for the cytological points and compare from there to fully realize the breakpoint positions and remove even more false positiv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04:57.047735691</meta:creation-date>
    <dc:date>2017-04-05T14:06:38.967079357</dc:date>
    <meta:editing-duration>PT1M42S</meta:editing-duration>
    <meta:editing-cycles>1</meta:editing-cycles>
    <meta:document-statistic meta:table-count="0" meta:image-count="0" meta:object-count="0" meta:page-count="1" meta:paragraph-count="5" meta:word-count="75" meta:character-count="444" meta:non-whitespace-character-count="373"/>
    <meta:generator>LibreOffice/5.1.6.2$Linux_X86_64 LibreOffice_project/10m0$Build-2</meta:generator>
  </office:meta>
</office:document-meta>
</file>